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letter_letHead_dicBody">A a</text:p>
      <text:section text:style-name="Sect_letData" text:name="Sect_letData">
        <text:p text:style-name="entry_letData_dicBody"><text:span text:style-name="headword_entry_letData_dicBody">=a</text:span><text:span text:style-name="headword_.bzh"><text:variable-set text:name="Left_Guideword_L" text:display="none" text:formula="ooow: =a" office:value-type="string" office:string-value="=a"/></text:span><text:span text:style-name="headword_.bzh"><text:variable-set text:name="Right_Guideword_R" text:display="none" text:formula="ooow: =a" office:value-type="string" office:string-value="=a"/></text:span><text:span/><text:span text:style-name="pronunciation_pronunciations_entry_letData_dicBody">a</text:span><text:span text:style-name="partofspeech_.en_grammaticalinfo_sense_senses_entry_letData_dicBody">int</text:span><text:s text:c="1"/><text:span text:style-name="xlanguagetag_xitem_.en_definition_.en_sense_senses_entry_letData_dicBody">Eng </text:span><text:span text:style-name="xitem_.en_definition_.en_sense_senses_entry_letData_dicBody">question marker added to consonant final words</text:span><text:s text:c="1"/><text:span text:style-name="xlanguagetag_xitem_.tpi_definition_.en_sense_senses_entry_letData_dicBody">Pdg </text:span><text:span text:style-name="xitem_.tpi_definition_.en_sense_senses_entry_letData_dicBody">dispela i makim askim</text:span><text:s text:c="1"/><text:span text:style-name="xlanguagetag_example_xitem_examples_sense_senses_entry_letData_dicBody">Bua </text:span><text:span text:style-name="example_xitem_examples_sense_senses_entry_letData_dicBody">Ġëyam-a?</text:span><text:s text:c="1"/><text:span text:style-name="xlanguagetag_translation_.en_translations_xitem_examples_sense_senses_entry_letData_dicBody">Eng </text:span><text:span text:style-name="translation_.en_translations_xitem_examples_sense_senses_entry_letData_dicBody">Have you come?</text:span><text:s text:c="1"/><text:span text:style-name="xlanguagetag_example_xitem_examples_sense_senses_entry_letData_dicBody">Bua </text:span><text:span text:style-name="example_xitem_examples_sense_senses_entry_letData_dicBody">Maḳ ġelë Abraham-a?</text:span><text:s text:c="1"/><text:span text:style-name="xlanguagetag_translation_.en_translations_xitem_examples_sense_senses_entry_letData_dicBody">Eng </text:span><text:span text:style-name="translation_.en_translations_xitem_examples_sense_senses_entry_letData_dicBody">Did you maybe see Abraham?</text:span></text:p>
        <text:p text:style-name="block_5f_p"><text:soft-page-break/><text:span text:style-name="headword_5f_entry_5f_letData_5f_dicBody">=a</text:span></text:p>
        <text:p text:style-name="entry_letData_dicBody"><text:span text:style-name="headword_entry_letData_dicBody">a-</text:span><text:span text:style-name="headword_.bzh"><text:variable-set text:name="Left_Guideword_L" text:display="none" text:formula="ooow: a-" office:value-type="string" office:string-value="a-"/></text:span><text:span text:style-name="headword_.bzh"><text:variable-set text:name="Right_Guideword_R" text:display="none" text:formula="ooow: a-" office:value-type="string" office:string-value="a-"/></text:span><text:span/><text:span text:style-name="pronunciation_pronunciations_entry_letData_dicBody">a</text:span><text:span text:style-name="partofspeech_.en_grammaticalinfo_sense_senses_entry_letData_dicBody">V</text:span><text:span text:style-name="slotname_.en_slots_grammaticalinfo_sense_senses_entry_letData_dicBody">Person</text:span><text:s text:c="1"/><text:span text:style-name="xlanguagetag_definition_.en_sense_senses_entry_letData_dicBody">Eng </text:span><text:span text:style-name="definition_.en_sense_senses_entry_letData_dicBody">First person plural marker prefixed to verbs stressed on the first syllable of the root in first person dual, trial and plural forms. It is often not marked on the plural exclusive unless something else intervenes between the pronoun he and the verb</text:span><text:s text:c="1"/><text:span text:style-name="xlanguagetag_example_xitem_examples_sense_senses_entry_letData_dicBody">Bua </text:span><text:span text:style-name="example_xitem_examples_sense_senses_entry_letData_dicBody">He su ayoh vu bë adah vun in ham rë.</text:span><text:s text:c="1"/><text:span text:style-name="xlanguagetag_translation_.en_translations_xitem_examples_sense_senses_entry_letData_dicBody">Eng </text:span><text:span text:style-name="translation_.en_translations_xitem_examples_sense_senses_entry_letData_dicBody">We are not able to hide it from you</text:span><text:s text:c="1"/><text:span text:style-name="xlanguagetag_example_xitem_examples_sense_senses_entry_letData_dicBody">Bua </text:span><text:span text:style-name="example_xitem_examples_sense_senses_entry_letData_dicBody">Hil ana sepa ataġ vaha .</text:span><text:s text:c="1"/><text:span text:style-name="xlanguagetag_translation_.en_translations_xitem_examples_sense_senses_entry_letData_dicBody">Eng </text:span><text:span text:style-name="translation_.en_translations_xitem_examples_sense_senses_entry_letData_dicBody">Let's go and follow my mother's tracks</text:span><text:s text:c="1"/><text:span text:style-name="xlanguagetag_example_xitem_examples_sense_senses_entry_letData_dicBody">Bua </text:span><text:span text:style-name="example_xitem_examples_sense_senses_entry_letData_dicBody">Alu aluḳ dub loḳ ayed sënë</text:span><text:s text:c="1"/><text:span text:style-name="xlanguagetag_translation_.en_translations_xitem_examples_sense_senses_entry_letData_dicBody">Eng </text:span><text:span text:style-name="translation_.en_translations_xitem_examples_sense_senses_entry_letData_dicBody">We two went to school in our own languag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Khmer Busra Bunong" svg:font-family="'Khmer Busra Bunong'" style:font-pitch="variable"/>
  </office:font-face-decls>
  <office:styles>
    <style:style style:name="dicBody" style:family="paragraph" style:parent-style-name=""/>
    <style:style xmlns:style="urn:oasis:names:tc:opendocument:xmlns:style:1.0"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style xmlns:style="urn:oasis:names:tc:opendocument:xmlns:style:1.0" style:name="letData_dicBody" style:family="paragraph" style:parent-style-name="dicBody"/>
    <style:style xmlns:style="urn:oasis:names:tc:opendocument:xmlns:style:1.0" style:name="entry_letData_dicBody" style:family="paragraph" style:parent-style-name="letData_dicBody">
      <style:paragraph-properties fo:text-align="left" fo:margin-left="12pt" fo:text-indent="-12pt" fo:background-color="transparent" fo:orphans="2"/>
    </style:style>
    <style:style xmlns:style="urn:oasis:names:tc:opendocument:xmlns:style:1.0" style:name="headword_entry_letData_dicBody" style:family="text" style:parent-style-name="entry_letData_dicBody">
      <style:text-properties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style xmlns:style="urn:oasis:names:tc:opendocument:xmlns:style:1.0" style:name="grammaticalinfo_sense_senses_entry_letData_dicBody" style:family="text" style:parent-style-name="sense_senses_entry_letData_dicBody">
      <style:text-properties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text:display="none" fo:language="en" fo:country="US"/>
    </style:style>
    <style:style xmlns:style="urn:oasis:names:tc:opendocument:xmlns:style:1.0" style:name="xitem_.tpi_definition_.en_sense_senses_entry_letData_dicBody" style:family="text" style:parent-style-name="definition_.en_sense_senses_entry_letData_dicBody">
      <style:text-properties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background-color="transparent" fo:language="none" fo:country="none"/>
    </style:style>
    <style:style xmlns:style="urn:oasis:names:tc:opendocument:xmlns:style:1.0" style:name="xlanguagetag_example_xitem_examples_sense_senses_entry_letData_dicBody" style:family="text" style:parent-style-name="example_xitem_examples_sense_senses_entry_letData_dicBody">
      <style:text-properties text:display="none" fo:language="en" fo:country="US"/>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xlanguagetag_translation_.en_translations_xitem_examples_sense_senses_entry_letData_dicBody" style:family="text" style:parent-style-name="translation_.en_translations_xitem_examples_sense_senses_entry_letData_dicBody">
      <style:text-properties text:display="none" fo:language="en" fo:country="US"/>
    </style:style>
    <style:style xmlns:style="urn:oasis:names:tc:opendocument:xmlns:style:1.0" style:name="slots_grammaticalinfo_sense_senses_entry_letData_dicBody" style:family="text" style:parent-style-name="grammaticalinfo_sense_senses_entry_letData_dicBody"/>
    <style:style xmlns:style="urn:oasis:names:tc:opendocument:xmlns:style:1.0" style:name="slotname_.en_slots_grammaticalinfo_sense_senses_entry_letData_dicBody" style:family="text" style:parent-style-name="slots_grammaticalinfo_sense_senses_entry_letData_dicBody">
      <style:text-properties fo:language="en" fo:country="US"/>
    </style:style>
    <style:style xmlns:style="urn:oasis:names:tc:opendocument:xmlns:style:1.0" style:name="xlanguagetag_definition_.en_sense_senses_entry_letData_dicBody" style:family="text" style:parent-style-name="definition_.en_sense_senses_entry_letData_dicBody">
      <style:text-properties text:display="none"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Data" style:family="paragraph" style:parent-style-name="none"/>
    <style:style style:name="entry" style:family="paragraph" style:parent-style-name="none">
      <style:paragraph-properties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1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fo:text-align="left" fo:margin-left="12pt" fo:text-indent="-12pt" fo:background-color="transparent" fo:orphans="2" fo:keep-with-next="always"/>
    </style:style>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weight="700" fo:font-size="12pt" fo:margin-top="28.34646pt"/>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style:style>
    <style:style style:name="PageHeaderFooter13" style:family="text">
      <style:text-properties content=""/>
    </style:style>
    <style:style style:name="PageHeaderFooter14" style:family="text">
      <style:text-properties content="|counter(page)|" fo:margin-top="28.34646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style>
    <style:style style:name="PageHeaderFooter19" style:family="text">
      <style:text-properties content=""/>
    </style:style>
    <style:style style:name="PageHeaderFooter20" style:family="text">
      <style:text-properties content="string(guidewordlast)" style:writing-mode="lr-tb"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56.69291pt" fo:margin-right="56.69291pt" fo:margin-bottom="56.69291pt" fo:margin-left="56.69291pt" fo:page-width="459.2126pt" fo:page-height="649.1339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margin-top="56.69291pt" fo:margin-right="56.69291pt" fo:margin-bottom="56.69291pt" fo:margin-left="56.69291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6">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margin-top="56.69291pt" fo:margin-right="56.69291pt" fo:margin-bottom="56.69291pt" fo:margin-left="56.69291pt" fo:page-width="459.2126pt" fo:page-height="649.1339pt"/>
    </style:page-layout>
    <style:page-layout style:name="pm13">
      <style:page-layout-properties fo:margin-top="56.69291pt" fo:margin-right="56.69291pt" fo:margin-bottom="56.69291pt" fo:margin-left="56.69291pt" fo:page-width="459.2126pt" fo:page-height="649.1339pt"/>
    </style:page-layout>
  </office:automatic-styles>
  <office:master-styles>
    <style:master-page style:name="Standard" style:page-layout-name="pm1"/>
    <style:master-page style:name="Cover_20_Page" style:display-name="Cover Page" style:next-style-name="First_20_Page" style:page-layout-name="pm1"/>
    <style:master-page style:name="Dummy_20_Page" style:display-name="Dummy Page" style:next-style-name="First_20_Page" style:page-layout-name="pm12"/>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First_20_Page" style:page-layout-name="pm2">
      <style:footer>
        <text:p text:style-name="Footer"><text:tab/><text:page-number style:num-format="i" text:select-page="current">xv</text:page-number></text:p>
      </style:footer>
    </style:master-page>
    <style:master-page style:name="TOC_20_Page" style:display-name="TableofContents Page" style:next-style-name="First_20_Page" style:page-layout-name="pm7">
      <style:footer>
        <text:p text:style-name="Footer"><text:tab/><text:page-number style:num-format="i" text:select-page="current">xv</text:page-number></text:p>
      </style:footer>
    </style:master-page>
    <style:master-page style:name="Dummy1_20_Page" style:display-name="Dummy1 Page" style:next-style-name="First_20_Page" style:page-layout-name="pm13"/>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5-21T09:53:59</meta:creation-date>
    <dc:creator>Trihus</dc:creator>
    <dc:date>2012-05-21T09:53:59</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2.2192</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git\pathway\pathway\Test\PsExport\TestFiles\Output\T10\PartFile1"
Const IsPreview = "False"
Const RunMacroFirstTime = "True"
Const IsCoverImageInserted = "false"

'Changed On May-21-2012 for TD-2989(Export to PDF produces BASIC error)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On Error GoTo MyError:
	TurnOffNonPrintingCharacters() 
	
	AlingOverlappingImages()
	
	HideODMVariable()

	UpdateTOC()
	
	If CanSave Then
		oDoc = ThisComponent 
		oDoc.store() 
	End If
	
	If Lcase(OutputFormat) &lt;&gt; "odt" And Len(Trim(OutputFormat)) &gt; 0 Then
		ExportToDOC_PDF
	End IF
	
	'SetImageToCoverPage()
	If IsCoverImageInserted = "true" And Right(Trim(ThisComponent.Title),4) = ".odm" Then
		SetImageToCoverPage()
	End If
Exit Sub
MyError: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ThisComponent.getDrawPage().GetCount -1)
		oGraphic.AnchorType = com.sun.star.text.TextContentAnchorType.AT_PAGE
	End If
End Sub

Sub Test1

	if ThisComponent.getDrawPage().GetCount &gt; 0 Then
		oGraphic  = ThisComponent.getDrawPage().getByIndex(ThisComponent.getDrawPage().GetCount -1)
		oGraphic.AnchorType = com.sun.star.text.TextContentAnchorType.AT_PAGE
	End If
	Exit Sub
dim oMainform 
oGraphics = Thiscomponent.GraphicObjects
Msgbox oGraphics.count
  For i = 0 To oGraphics.getCount() -1 step 1 
  	oGraphic = oGraphics.getByIndex(i)
  	if oGraphics.count - 1 = i Then
	  	oGraphic.AnchorType = com.sun.star.text.TextContentAnchorType.AT_PAGE
  	End If
  Next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msgbox("start")
   	oDoc.storeToURL(fileURL, Array(MakePropertyValue("FilterName",filterType)) 
	'msgbox("end")
	If Lcase(IsPreview) = "false" Then
		oSvc = createUnoService("com.sun.star.system.SystemShellExecute") 
		oSvc.execute(FilePathWithName, "", 0) 
	End If
		'msgbox("dispose")
	oDoc.dispose()
			'msgbox("disposeEnd")
Exit Sub
MyError:
'msgbox("hi")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